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40.7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2.92mm" fo:break-before="auto" style:use-optimal-row-height="false"/>
    </style:style>
    <style:style style:name="ro5" style:family="table-row">
      <style:table-row-properties style:row-height="70.59mm" fo:break-before="auto" style:use-optimal-row-height="false"/>
    </style:style>
    <style:style style:name="ro6" style:family="table-row">
      <style:table-row-properties style:row-height="15.88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55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促<text:span text:style-name="T1">  </text:span><text:span text:style-name="T2">銷</text:span><text:span text:style-name="T3">  </text:span><text:span text:style-name="T2">成</text:span><text:span text:style-name="T3">  </text:span><text:span text:style-name="T2">本</text:span><text:span text:style-name="T3">  </text:span><text:span text:style-name="T2">分</text:span><text:span text:style-name="T3">  </text:span><text:span text:style-name="T2">析</text:span><text:span text:style-name="T3">  </text:span><text:span text:style-name="T2">表</text:span></text:p>
          </table:table-cell>
          <table:covered-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　　　　　年　　　　　月　　　　　日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單位：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方式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ce4" office:value-type="string" calcext:value-type="string">
            <text:p>方<text:span text:style-name="T4"> </text:span><text:span text:style-name="T5">式</text:span><text:span text:style-name="T6"> </text:span><text:span text:style-name="T5">說</text:span><text:span text:style-name="T6"> </text:span><text:span text:style-name="T5">明</text:span></text:p>
          </table:table-cell>
          <table:table-cell table:style-name="ce10"/>
          <table:table-cell table:number-columns-repeated="1022"/>
        </table:table-row>
        <table:table-row table:style-name="ro4">
          <table:table-cell table:style-name="ce3" office:value-type="string" calcext:value-type="string" table:number-columns-spanned="1" table:number-rows-spanned="2">
            <text:p>運作期間</text:p>
          </table:table-cell>
          <table:table-cell table:style-name="ce11" table:number-columns-spanned="1" table:number-rows-spanned="2"/>
          <table:table-cell table:number-columns-repeated="1022"/>
        </table:table-row>
        <table:table-row table:style-name="ro4">
          <table:covered-table-cell table:style-name="ce5"/>
          <table:covered-table-cell table:style-name="ce12"/>
          <table:table-cell table:number-columns-repeated="1022"/>
        </table:table-row>
        <table:table-row table:style-name="ro4">
          <table:table-cell table:style-name="ce4" office:value-type="string" calcext:value-type="string">
            <text:p>估<text:span text:style-name="T4"> </text:span><text:span text:style-name="T5">計</text:span><text:span text:style-name="T6"> </text:span><text:span text:style-name="T5">費</text:span><text:span text:style-name="T6"> </text:span><text:span text:style-name="T5">用</text:span></text:p>
          </table:table-cell>
          <table:table-cell table:style-name="ce10"/>
          <table:table-cell table:number-columns-repeated="1022"/>
        </table:table-row>
        <table:table-row table:style-name="ro4">
          <table:table-cell table:style-name="ce3" office:value-type="string" calcext:value-type="string" table:number-columns-spanned="1" table:number-rows-spanned="2">
            <text:p>估計增加銷量</text:p>
          </table:table-cell>
          <table:table-cell table:style-name="ce11" table:number-columns-spanned="1" table:number-rows-spanned="2"/>
          <table:table-cell table:number-columns-repeated="1022"/>
        </table:table-row>
        <table:table-row table:style-name="ro4">
          <table:covered-table-cell table:style-name="ce5"/>
          <table:covered-table-cell table:style-name="ce12"/>
          <table:table-cell table:number-columns-repeated="1022"/>
        </table:table-row>
        <table:table-row table:style-name="ro5">
          <table:table-cell table:style-name="ce4" office:value-type="string" calcext:value-type="string">
            <text:p>成<text:span text:style-name="T4"> </text:span><text:span text:style-name="T5">本</text:span><text:span text:style-name="T6"> </text:span><text:span text:style-name="T5">收</text:span><text:span text:style-name="T6"> </text:span><text:span text:style-name="T5">益</text:span><text:span text:style-name="T6"> </text:span><text:span text:style-name="T5">分</text:span><text:span text:style-name="T6"> </text:span><text:span text:style-name="T5">析</text:span></text:p>
          </table:table-cell>
          <table:table-cell table:style-name="ce10"/>
          <table:table-cell table:number-columns-repeated="1022"/>
        </table:table-row>
        <table:table-row table:style-name="ro4">
          <table:table-cell table:style-name="ce4" office:value-type="string" calcext:value-type="string">
            <text:p>評<text:span text:style-name="T4">   </text:span><text:span text:style-name="T5">語</text:span></text:p>
          </table:table-cell>
          <table:table-cell table:style-name="ce10"/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2" table:number-rows-spanned="1">
            <text:p>　　　　　　　　　　　裁決　　　　　　　　　　審核<text:span text:style-name="T4"> </text:span><text:span text:style-name="T5">　　　　　　　　　　分析者</text:span></text:p>
          </table:table-cell>
          <table:covered-table-cell table:style-name="ce6"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0:28:03</meta:creation-date>
    <dc:creator>QQ</dc:creator>
    <dc:date>2004-03-25T20:37:32</dc:date>
    <meta:print-date>2004-03-25T20:37:28</meta:print-date>
    <meta:document-statistic meta:table-count="1" meta:cell-count="11" meta:object-count="0"/>
    <meta:generator>LibreOffice/5.1.1.3$Windows_x86 LibreOffice_project/89f508ef3ecebd2cfb8e1def0f0ba9a803b88a6d</meta:generator>
  </office:meta>
</office:document-meta>
</file>